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24fc3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cae1f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0d81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e26de" officeooo:paragraph-rsid="006e26de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1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3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64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officeooo:paragraph-rsid="006ff937"/>
    </style:style>
    <style:style style:name="P69" style:family="paragraph" style:parent-style-name="Standard">
      <style:paragraph-properties fo:text-align="start" style:justify-single-word="false"/>
      <style:text-properties officeooo:paragraph-rsid="0073bf81"/>
    </style:style>
    <style:style style:name="P70" style:family="paragraph" style:parent-style-name="Standard">
      <style:paragraph-properties fo:text-align="start" style:justify-single-word="false"/>
      <style:text-properties officeooo:paragraph-rsid="0071cc19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39" style:family="text">
      <style:text-properties fo:color="#c9211e" loext:opacity="100%" style:font-name="Futura Std Condensed" officeooo:rsid="0030d81e"/>
    </style:style>
    <style:style style:name="T40" style:family="text">
      <style:text-properties fo:color="#c9211e" loext:opacity="100%" style:font-name="Futura Std Condensed" officeooo:rsid="0035b9c5"/>
    </style:style>
    <style:style style:name="T41" style:family="text">
      <style:text-properties fo:color="#c9211e" loext:opacity="100%" style:font-name="Futura Std Condensed" officeooo:rsid="003666e8"/>
    </style:style>
    <style:style style:name="T42" style:family="text">
      <style:text-properties fo:color="#c9211e" loext:opacity="100%" style:font-name="Futura Std Condensed" officeooo:rsid="003e9bc7"/>
    </style:style>
    <style:style style:name="T43" style:family="text">
      <style:text-properties fo:color="#c9211e" loext:opacity="100%" style:font-name="Futura Std Condensed" officeooo:rsid="004190e1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style:text-underline-style="none" officeooo:rsid="003b41f1"/>
    </style:style>
    <style:style style:name="T47" style:family="text">
      <style:text-properties fo:color="#c9211e" loext:opacity="100%" style:font-name="Futura Std Condensed" officeooo:rsid="004b5574"/>
    </style:style>
    <style:style style:name="T48" style:family="text">
      <style:text-properties fo:color="#c9211e" loext:opacity="100%" style:font-name="Futura Std Condensed" officeooo:rsid="004e68bd"/>
    </style:style>
    <style:style style:name="T49" style:family="text">
      <style:text-properties fo:color="#c9211e" loext:opacity="100%" style:font-name="Futura Std Condensed" officeooo:rsid="004f4fd7"/>
    </style:style>
    <style:style style:name="T50" style:family="text">
      <style:text-properties fo:color="#c9211e" loext:opacity="100%" style:font-name="Futura Std Condensed" officeooo:rsid="00509422"/>
    </style:style>
    <style:style style:name="T51" style:family="text">
      <style:text-properties fo:color="#c9211e" loext:opacity="100%" style:font-name="Futura Std Condensed" officeooo:rsid="005170e5"/>
    </style:style>
    <style:style style:name="T52" style:family="text">
      <style:text-properties fo:color="#c9211e" loext:opacity="100%" style:font-name="Futura Std Condensed" officeooo:rsid="00530c9e"/>
    </style:style>
    <style:style style:name="T53" style:family="text">
      <style:text-properties fo:color="#c9211e" loext:opacity="100%" style:font-name="Futura Std Condensed" officeooo:rsid="0058a901"/>
    </style:style>
    <style:style style:name="T54" style:family="text">
      <style:text-properties fo:color="#c9211e" loext:opacity="100%" style:font-name="Futura Std Condensed" officeooo:rsid="005a3f3b"/>
    </style:style>
    <style:style style:name="T55" style:family="text">
      <style:text-properties fo:color="#c9211e" loext:opacity="100%" style:font-name="Futura Std Condensed" officeooo:rsid="005a6b4c"/>
    </style:style>
    <style:style style:name="T56" style:family="text">
      <style:text-properties fo:color="#c9211e" loext:opacity="100%" style:font-name="Futura Std Condensed" officeooo:rsid="005ac6ad"/>
    </style:style>
    <style:style style:name="T57" style:family="text">
      <style:text-properties fo:color="#c9211e" loext:opacity="100%" style:font-name="Futura Std Condensed" officeooo:rsid="005ad40e"/>
    </style:style>
    <style:style style:name="T58" style:family="text">
      <style:text-properties fo:color="#c9211e" loext:opacity="100%" style:font-name="Futura Std Condensed" officeooo:rsid="005b5999"/>
    </style:style>
    <style:style style:name="T59" style:family="text">
      <style:text-properties fo:color="#c9211e" loext:opacity="100%" style:font-name="Futura Std Condensed" officeooo:rsid="005c7fa8"/>
    </style:style>
    <style:style style:name="T60" style:family="text">
      <style:text-properties fo:color="#c9211e" loext:opacity="100%" style:font-name="Futura Std Condensed" officeooo:rsid="005d8a45"/>
    </style:style>
    <style:style style:name="T61" style:family="text">
      <style:text-properties fo:color="#c9211e" loext:opacity="100%" style:font-name="Futura Std Condensed" officeooo:rsid="005f27d7"/>
    </style:style>
    <style:style style:name="T62" style:family="text">
      <style:text-properties fo:color="#c9211e" loext:opacity="100%" style:font-name="Futura Std Condensed" officeooo:rsid="00608b0f"/>
    </style:style>
    <style:style style:name="T63" style:family="text">
      <style:text-properties fo:color="#c9211e" loext:opacity="100%" style:font-name="Futura Std Condensed" officeooo:rsid="0061e677"/>
    </style:style>
    <style:style style:name="T64" style:family="text">
      <style:text-properties fo:color="#c9211e" loext:opacity="100%" style:font-name="Futura Std Condensed" officeooo:rsid="0069a474"/>
    </style:style>
    <style:style style:name="T65" style:family="text">
      <style:text-properties fo:color="#c9211e" loext:opacity="100%" fo:font-size="16pt" officeooo:rsid="00509422" style:font-size-asian="16pt" style:font-size-complex="16pt"/>
    </style:style>
    <style:style style:name="T66" style:family="text">
      <style:text-properties fo:color="#c9211e" loext:opacity="100%" fo:font-size="16pt" officeooo:rsid="005a6b4c" style:font-size-asian="16pt" style:font-size-complex="16pt"/>
    </style:style>
    <style:style style:name="T67" style:family="text">
      <style:text-properties fo:color="#c9211e" loext:opacity="100%" officeooo:rsid="005d8a45"/>
    </style:style>
    <style:style style:name="T68" style:family="text">
      <style:text-properties fo:color="#c9211e" loext:opacity="100%" officeooo:rsid="0051c2f4"/>
    </style:style>
    <style:style style:name="T69" style:family="text">
      <style:text-properties fo:color="#c9211e" loext:opacity="100%" style:text-underline-style="solid" style:text-underline-width="auto" style:text-underline-color="font-color" officeooo:rsid="0053acd1"/>
    </style:style>
    <style:style style:name="T70" style:family="text">
      <style:text-properties fo:color="#c9211e" loext:opacity="100%" style:text-underline-style="solid" style:text-underline-width="auto" style:text-underline-color="font-color" officeooo:rsid="005b5999"/>
    </style:style>
    <style:style style:name="T71" style:family="text">
      <style:text-properties fo:color="#c9211e" loext:opacity="100%" style:text-underline-style="solid" style:text-underline-width="auto" style:text-underline-color="font-color" officeooo:rsid="005f27d7"/>
    </style:style>
    <style:style style:name="T72" style:family="text">
      <style:text-properties fo:color="#c9211e" loext:opacity="100%" officeooo:rsid="0053acd1"/>
    </style:style>
    <style:style style:name="T73" style:family="text">
      <style:text-properties fo:color="#c9211e" loext:opacity="100%" officeooo:rsid="00608b0f"/>
    </style:style>
    <style:style style:name="T74" style:family="text">
      <style:text-properties fo:color="#c9211e" loext:opacity="100%" officeooo:rsid="00757a7e"/>
    </style:style>
    <style:style style:name="T75" style:family="text">
      <style:text-properties fo:color="#c9211e" loext:opacity="100%" style:font-name="Futura Std Condensed " officeooo:rsid="00757a7e"/>
    </style:style>
    <style:style style:name="T76" style:family="text">
      <style:text-properties fo:color="#c9211e" loext:opacity="100%" style:font-name="Futura Std Condensed Light1" officeooo:rsid="00757a7e"/>
    </style:style>
    <style:style style:name="T77" style:family="text">
      <style:text-properties officeooo:rsid="001362f7"/>
    </style:style>
    <style:style style:name="T78" style:family="text">
      <style:text-properties fo:color="#000000" loext:opacity="100%"/>
    </style:style>
    <style:style style:name="T79" style:family="text">
      <style:text-properties fo:color="#000000" loext:opacity="100%" officeooo:rsid="000f8f6a"/>
    </style:style>
    <style:style style:name="T80" style:family="text">
      <style:text-properties fo:color="#000000" loext:opacity="100%" officeooo:rsid="001362f7"/>
    </style:style>
    <style:style style:name="T81" style:family="text">
      <style:text-properties fo:color="#000000" loext:opacity="100%" officeooo:rsid="0013b1f0"/>
    </style:style>
    <style:style style:name="T82" style:family="text">
      <style:text-properties fo:color="#000000" loext:opacity="100%" style:text-underline-style="solid" style:text-underline-width="auto" style:text-underline-color="font-color" officeooo:rsid="0013b1f0"/>
    </style:style>
    <style:style style:name="T83" style:family="text">
      <style:text-properties fo:color="#000000" loext:opacity="100%" style:text-underline-style="solid" style:text-underline-width="auto" style:text-underline-color="font-color" officeooo:rsid="001362f7"/>
    </style:style>
    <style:style style:name="T84" style:family="text">
      <style:text-properties fo:color="#000000" loext:opacity="100%" style:text-underline-style="solid" style:text-underline-width="auto" style:text-underline-color="font-color" officeooo:rsid="0018c4ea"/>
    </style:style>
    <style:style style:name="T85" style:family="text">
      <style:text-properties fo:color="#000000" loext:opacity="100%" style:text-underline-style="solid" style:text-underline-width="auto" style:text-underline-color="font-color" officeooo:rsid="00271d54"/>
    </style:style>
    <style:style style:name="T86" style:family="text">
      <style:text-properties fo:color="#000000" loext:opacity="100%" style:text-underline-style="solid" style:text-underline-width="auto" style:text-underline-color="font-color" officeooo:rsid="002f6e18"/>
    </style:style>
    <style:style style:name="T87" style:family="text">
      <style:text-properties fo:color="#000000" loext:opacity="100%" style:text-underline-style="solid" style:text-underline-width="auto" style:text-underline-color="font-color" officeooo:rsid="001c6e04"/>
    </style:style>
    <style:style style:name="T88" style:family="text">
      <style:text-properties fo:color="#000000" loext:opacity="100%" style:text-underline-style="solid" style:text-underline-width="auto" style:text-underline-color="font-color" officeooo:rsid="004ffb0c"/>
    </style:style>
    <style:style style:name="T89" style:family="text">
      <style:text-properties fo:color="#000000" loext:opacity="100%" style:text-underline-style="solid" style:text-underline-width="auto" style:text-underline-color="font-color" officeooo:rsid="002b15d7"/>
    </style:style>
    <style:style style:name="T90" style:family="text">
      <style:text-properties fo:color="#000000" loext:opacity="100%" style:text-underline-style="solid" style:text-underline-width="auto" style:text-underline-color="font-color" officeooo:rsid="005ac6ad"/>
    </style:style>
    <style:style style:name="T91" style:family="text">
      <style:text-properties fo:color="#000000" loext:opacity="100%" style:text-underline-style="solid" style:text-underline-width="auto" style:text-underline-color="font-color" officeooo:rsid="005f27d7"/>
    </style:style>
    <style:style style:name="T92" style:family="text">
      <style:text-properties fo:color="#000000" loext:opacity="100%" officeooo:rsid="0014442c"/>
    </style:style>
    <style:style style:name="T93" style:family="text">
      <style:text-properties fo:color="#000000" loext:opacity="100%" officeooo:rsid="0018b4d5"/>
    </style:style>
    <style:style style:name="T94" style:family="text">
      <style:text-properties fo:color="#000000" loext:opacity="100%" style:font-name="Futura Std Condensed Light1" officeooo:rsid="0035b9c5"/>
    </style:style>
    <style:style style:name="T95" style:family="text">
      <style:text-properties fo:color="#000000" loext:opacity="100%" style:font-name="Futura Std Condensed Light1" officeooo:rsid="0057759a"/>
    </style:style>
    <style:style style:name="T96" style:family="text">
      <style:text-properties fo:color="#000000" loext:opacity="100%" style:font-name="Futura Std Condensed Light1" officeooo:rsid="0051c2f4"/>
    </style:style>
    <style:style style:name="T97" style:family="text">
      <style:text-properties fo:color="#000000" loext:opacity="100%" style:font-name="Futura Std Condensed Light1" officeooo:rsid="00525e1c"/>
    </style:style>
    <style:style style:name="T98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99" style:family="text">
      <style:text-properties fo:color="#000000" loext:opacity="100%" officeooo:rsid="00271d54"/>
    </style:style>
    <style:style style:name="T100" style:family="text">
      <style:text-properties fo:color="#000000" loext:opacity="100%" officeooo:rsid="002b15d7"/>
    </style:style>
    <style:style style:name="T101" style:family="text">
      <style:text-properties fo:color="#000000" loext:opacity="100%" officeooo:rsid="002c96b5"/>
    </style:style>
    <style:style style:name="T102" style:family="text">
      <style:text-properties fo:color="#000000" loext:opacity="100%" officeooo:rsid="002f6e18"/>
    </style:style>
    <style:style style:name="T103" style:family="text">
      <style:text-properties fo:color="#000000" loext:opacity="100%" officeooo:rsid="0030d81e"/>
    </style:style>
    <style:style style:name="T104" style:family="text">
      <style:text-properties fo:color="#000000" loext:opacity="100%" officeooo:rsid="0031047f"/>
    </style:style>
    <style:style style:name="T105" style:family="text">
      <style:text-properties fo:color="#000000" loext:opacity="100%" officeooo:rsid="00386cd6"/>
    </style:style>
    <style:style style:name="T106" style:family="text">
      <style:text-properties fo:color="#000000" loext:opacity="100%" officeooo:rsid="00425146"/>
    </style:style>
    <style:style style:name="T107" style:family="text">
      <style:text-properties fo:color="#000000" loext:opacity="100%" officeooo:rsid="004f4fd7"/>
    </style:style>
    <style:style style:name="T108" style:family="text">
      <style:text-properties fo:color="#000000" loext:opacity="100%" officeooo:rsid="00530c9e"/>
    </style:style>
    <style:style style:name="T109" style:family="text">
      <style:text-properties fo:color="#000000" loext:opacity="100%" officeooo:rsid="0053acd1"/>
    </style:style>
    <style:style style:name="T110" style:family="text">
      <style:text-properties fo:color="#000000" loext:opacity="100%" officeooo:rsid="001d91d9"/>
    </style:style>
    <style:style style:name="T111" style:family="text">
      <style:text-properties fo:color="#000000" loext:opacity="100%" officeooo:rsid="001c6e04"/>
    </style:style>
    <style:style style:name="T112" style:family="text">
      <style:text-properties fo:color="#000000" loext:opacity="100%" officeooo:rsid="001ec6f4"/>
    </style:style>
    <style:style style:name="T113" style:family="text">
      <style:text-properties fo:color="#000000" loext:opacity="100%" officeooo:rsid="0021ae3f"/>
    </style:style>
    <style:style style:name="T114" style:family="text">
      <style:text-properties fo:color="#000000" loext:opacity="100%" officeooo:rsid="0058a901"/>
    </style:style>
    <style:style style:name="T115" style:family="text">
      <style:text-properties fo:color="#000000" loext:opacity="100%" officeooo:rsid="005ac6ad"/>
    </style:style>
    <style:style style:name="T116" style:family="text">
      <style:text-properties fo:color="#000000" loext:opacity="100%" officeooo:rsid="005ad40e"/>
    </style:style>
    <style:style style:name="T117" style:family="text">
      <style:text-properties fo:color="#000000" loext:opacity="100%" officeooo:rsid="005b5999"/>
    </style:style>
    <style:style style:name="T118" style:family="text">
      <style:text-properties fo:color="#000000" loext:opacity="100%" officeooo:rsid="003666e8"/>
    </style:style>
    <style:style style:name="T119" style:family="text">
      <style:text-properties fo:color="#000000" loext:opacity="100%" officeooo:rsid="005b997c"/>
    </style:style>
    <style:style style:name="T120" style:family="text">
      <style:text-properties fo:color="#000000" loext:opacity="100%" officeooo:rsid="005f27d7"/>
    </style:style>
    <style:style style:name="T121" style:family="text">
      <style:text-properties officeooo:rsid="0013b1f0"/>
    </style:style>
    <style:style style:name="T122" style:family="text">
      <style:text-properties style:text-underline-style="solid" style:text-underline-width="auto" style:text-underline-color="font-color" officeooo:rsid="0013b1f0"/>
    </style:style>
    <style:style style:name="T123" style:family="text">
      <style:text-properties style:text-underline-style="solid" style:text-underline-width="auto" style:text-underline-color="font-color" officeooo:rsid="001362f7"/>
    </style:style>
    <style:style style:name="T124" style:family="text">
      <style:text-properties style:text-underline-style="solid" style:text-underline-width="auto" style:text-underline-color="font-color" officeooo:rsid="000f8f6a"/>
    </style:style>
    <style:style style:name="T125" style:family="text">
      <style:text-properties style:text-underline-style="solid" style:text-underline-width="auto" style:text-underline-color="font-color" officeooo:rsid="0014442c"/>
    </style:style>
    <style:style style:name="T126" style:family="text">
      <style:text-properties style:text-underline-style="solid" style:text-underline-width="auto" style:text-underline-color="font-color" officeooo:rsid="0018c4ea"/>
    </style:style>
    <style:style style:name="T127" style:family="text">
      <style:text-properties style:text-underline-style="solid" style:text-underline-width="auto" style:text-underline-color="font-color" officeooo:rsid="001c6e04"/>
    </style:style>
    <style:style style:name="T128" style:family="text">
      <style:text-properties style:text-underline-style="solid" style:text-underline-width="auto" style:text-underline-color="font-color" officeooo:rsid="00509422"/>
    </style:style>
    <style:style style:name="T129" style:family="text">
      <style:text-properties style:text-underline-style="none" officeooo:rsid="001362f7"/>
    </style:style>
    <style:style style:name="T130" style:family="text">
      <style:text-properties style:text-underline-style="none" officeooo:rsid="003b41f1"/>
    </style:style>
    <style:style style:name="T131" style:family="text">
      <style:text-properties officeooo:rsid="0014442c"/>
    </style:style>
    <style:style style:name="T132" style:family="text">
      <style:text-properties officeooo:rsid="00145467"/>
    </style:style>
    <style:style style:name="T133" style:family="text">
      <style:text-properties officeooo:rsid="00155c6b"/>
    </style:style>
    <style:style style:name="T134" style:family="text">
      <style:text-properties officeooo:rsid="0016dd90"/>
    </style:style>
    <style:style style:name="T135" style:family="text">
      <style:text-properties officeooo:rsid="0018c4ea"/>
    </style:style>
    <style:style style:name="T136" style:family="text">
      <style:text-properties officeooo:rsid="001a20db"/>
    </style:style>
    <style:style style:name="T137" style:family="text">
      <style:text-properties officeooo:rsid="001c6e04"/>
    </style:style>
    <style:style style:name="T138" style:family="text">
      <style:text-properties officeooo:rsid="001d91d9"/>
    </style:style>
    <style:style style:name="T139" style:family="text">
      <style:text-properties officeooo:rsid="001ec6f4"/>
    </style:style>
    <style:style style:name="T140" style:family="text">
      <style:text-properties officeooo:rsid="00202faa"/>
    </style:style>
    <style:style style:name="T141" style:family="text">
      <style:text-properties officeooo:rsid="002104e7"/>
    </style:style>
    <style:style style:name="T142" style:family="text">
      <style:text-properties officeooo:rsid="0023e611"/>
    </style:style>
    <style:style style:name="T143" style:family="text">
      <style:text-properties officeooo:rsid="00254600"/>
    </style:style>
    <style:style style:name="T144" style:family="text">
      <style:text-properties officeooo:rsid="002b15d7"/>
    </style:style>
    <style:style style:name="T145" style:family="text">
      <style:text-properties officeooo:rsid="002db9f0"/>
    </style:style>
    <style:style style:name="T146" style:family="text">
      <style:text-properties officeooo:rsid="002f6e18"/>
    </style:style>
    <style:style style:name="T147" style:family="text">
      <style:text-properties fo:color="#2a6099" loext:opacity="100%"/>
    </style:style>
    <style:style style:name="T148" style:family="text">
      <style:text-properties fo:color="#2a6099" loext:opacity="100%" style:font-name="Futura Std Condensed"/>
    </style:style>
    <style:style style:name="T149" style:family="text">
      <style:text-properties fo:color="#2a6099" loext:opacity="100%" style:font-name="Futura Std Condensed" officeooo:rsid="0013b1f0"/>
    </style:style>
    <style:style style:name="T150" style:family="text">
      <style:text-properties fo:color="#2a6099" loext:opacity="100%" style:font-name="Futura Std Condensed" officeooo:rsid="006ce0e1"/>
    </style:style>
    <style:style style:name="T151" style:family="text">
      <style:text-properties fo:color="#2a6099" loext:opacity="100%" officeooo:rsid="005b5999"/>
    </style:style>
    <style:style style:name="T152" style:family="text">
      <style:text-properties fo:color="#2a6099" loext:opacity="100%" officeooo:rsid="005d8a45"/>
    </style:style>
    <style:style style:name="T153" style:family="text">
      <style:text-properties fo:color="#2a6099" loext:opacity="100%" officeooo:rsid="0013b1f0"/>
    </style:style>
    <style:style style:name="T154" style:family="text">
      <style:text-properties fo:color="#2a6099" loext:opacity="100%" style:font-name="Futura Std Condensed1" officeooo:rsid="0013b1f0"/>
    </style:style>
    <style:style style:name="T155" style:family="text">
      <style:text-properties fo:color="#2a6099" loext:opacity="100%" officeooo:rsid="0014442c"/>
    </style:style>
    <style:style style:name="T156" style:family="text">
      <style:text-properties fo:color="#2a6099" loext:opacity="100%" officeooo:rsid="006a92be"/>
    </style:style>
    <style:style style:name="T157" style:family="text">
      <style:text-properties fo:color="#2a6099" loext:opacity="100%" officeooo:rsid="004190e1"/>
    </style:style>
    <style:style style:name="T158" style:family="text">
      <style:text-properties officeooo:rsid="0030d81e"/>
    </style:style>
    <style:style style:name="T159" style:family="text">
      <style:text-properties officeooo:rsid="0031047f"/>
    </style:style>
    <style:style style:name="T160" style:family="text">
      <style:text-properties officeooo:rsid="00324fc3"/>
    </style:style>
    <style:style style:name="T161" style:family="text">
      <style:text-properties officeooo:rsid="0035b9c5"/>
    </style:style>
    <style:style style:name="T162" style:family="text">
      <style:text-properties officeooo:rsid="003600f1"/>
    </style:style>
    <style:style style:name="T163" style:family="text">
      <style:text-properties officeooo:rsid="003666e8"/>
    </style:style>
    <style:style style:name="T164" style:family="text">
      <style:text-properties style:font-name="Futura Std Condensed" officeooo:rsid="004190e1"/>
    </style:style>
    <style:style style:name="T165" style:family="text">
      <style:text-properties officeooo:rsid="003b41f1"/>
    </style:style>
    <style:style style:name="T166" style:family="text">
      <style:text-properties officeooo:rsid="004190e1"/>
    </style:style>
    <style:style style:name="T167" style:family="text">
      <style:text-properties officeooo:rsid="0048922a"/>
    </style:style>
    <style:style style:name="T168" style:family="text">
      <style:text-properties officeooo:rsid="002c96b5"/>
    </style:style>
    <style:style style:name="T169" style:family="text">
      <style:text-properties officeooo:rsid="004a78a6"/>
    </style:style>
    <style:style style:name="T170" style:family="text">
      <style:text-properties officeooo:rsid="004b5574"/>
    </style:style>
    <style:style style:name="T171" style:family="text">
      <style:text-properties officeooo:rsid="004e68bd"/>
    </style:style>
    <style:style style:name="T172" style:family="text">
      <style:text-properties officeooo:rsid="004f4fd7"/>
    </style:style>
    <style:style style:name="T173" style:family="text">
      <style:text-properties officeooo:rsid="004f7ac0"/>
    </style:style>
    <style:style style:name="T174" style:family="text">
      <style:text-properties officeooo:rsid="004ffb0c"/>
    </style:style>
    <style:style style:name="T175" style:family="text">
      <style:text-properties officeooo:rsid="00509422"/>
    </style:style>
    <style:style style:name="T176" style:family="text">
      <style:text-properties style:font-name="Futura Std Condensed Light1" fo:font-size="16pt" officeooo:rsid="00509422" style:font-size-asian="16pt" style:font-size-complex="16pt"/>
    </style:style>
    <style:style style:name="T177" style:family="text">
      <style:text-properties style:font-name="Futura Std Condensed Light1" fo:font-size="16pt" officeooo:rsid="0053acd1" style:font-size-asian="16pt" style:font-size-complex="16pt"/>
    </style:style>
    <style:style style:name="T178" style:family="text">
      <style:text-properties style:font-name="Futura Std Condensed Light1" fo:font-size="16pt" officeooo:rsid="005b997c" style:font-size-asian="16pt" style:font-size-complex="16pt"/>
    </style:style>
    <style:style style:name="T179" style:family="text">
      <style:text-properties officeooo:rsid="005170e5"/>
    </style:style>
    <style:style style:name="T180" style:family="text">
      <style:text-properties fo:color="#3465a4" loext:opacity="100%" style:font-name="Futura Std Condensed" officeooo:rsid="0057759a"/>
    </style:style>
    <style:style style:name="T181" style:family="text">
      <style:text-properties fo:color="#3465a4" loext:opacity="100%" officeooo:rsid="0018b4d5"/>
    </style:style>
    <style:style style:name="T182" style:family="text">
      <style:text-properties officeooo:rsid="00530c9e"/>
    </style:style>
    <style:style style:name="T183" style:family="text">
      <style:text-properties officeooo:rsid="005a1c9b"/>
    </style:style>
    <style:style style:name="T184" style:family="text">
      <style:text-properties officeooo:rsid="005a3f3b"/>
    </style:style>
    <style:style style:name="T185" style:family="text">
      <style:text-properties officeooo:rsid="005ad40e"/>
    </style:style>
    <style:style style:name="T186" style:family="text">
      <style:text-properties officeooo:rsid="005b5999"/>
    </style:style>
    <style:style style:name="T187" style:family="text">
      <style:text-properties officeooo:rsid="005c7fa8"/>
    </style:style>
    <style:style style:name="T188" style:family="text">
      <style:text-properties officeooo:rsid="0058a901"/>
    </style:style>
    <style:style style:name="T189" style:family="text">
      <style:text-properties officeooo:rsid="005d8a45"/>
    </style:style>
    <style:style style:name="T190" style:family="text">
      <style:text-properties officeooo:rsid="00608b0f"/>
    </style:style>
    <style:style style:name="T191" style:family="text">
      <style:text-properties fo:font-size="16pt" style:font-size-asian="16pt" style:font-size-complex="16pt"/>
    </style:style>
    <style:style style:name="T192" style:family="text">
      <style:text-properties fo:font-size="16pt" style:text-underline-style="none" style:font-size-asian="16pt" style:font-size-complex="16pt"/>
    </style:style>
    <style:style style:name="T193" style:family="text">
      <style:text-properties fo:font-size="16pt" style:text-underline-style="none" officeooo:rsid="0071cc19" style:font-size-asian="16pt" style:font-size-complex="16pt"/>
    </style:style>
    <style:style style:name="T194" style:family="text">
      <style:text-properties fo:font-size="16pt" style:text-underline-style="none" officeooo:rsid="0073bf81" style:font-size-asian="16pt" style:font-size-complex="16pt"/>
    </style:style>
    <style:style style:name="T195" style:family="text">
      <style:text-properties officeooo:rsid="006ff937"/>
    </style:style>
    <style:style style:name="T196" style:family="text">
      <style:text-properties style:font-name="Futura Std Condensed Light" fo:font-size="16pt" style:font-size-asian="16pt" style:font-size-complex="16pt"/>
    </style:style>
    <style:style style:name="T197" style:family="text">
      <style:text-properties style:font-name="Futura Std Condensed Light" fo:font-size="16pt" officeooo:rsid="0071cc19" style:font-size-asian="16pt" style:font-size-complex="16pt"/>
    </style:style>
    <style:style style:name="T198" style:family="text">
      <style:text-properties officeooo:rsid="00757a7e"/>
    </style:style>
    <style:style style:name="T199" style:family="text">
      <style:text-properties style:font-name="Futura Std Condensed " officeooo:rsid="00757a7e"/>
    </style:style>
    <style:style style:name="T200" style:family="text">
      <style:text-properties style:font-name="Futura Std Condensed Light1" officeooo:rsid="00757a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8"><text:span text:style-name="T4"><text:tab/></text:span><text:span text:style-name="T173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71">a</text:span><text:span text:style-name="T4">nd they want “blood”! </text:span><text:span text:style-name="T145">Alien</text:span> has to avoid <text:span text:style-name="T1">kids</text:span> in order to survive. Everything’s seen through a surveillance<text:span text:style-name="T145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7"><text:tab/><text:span text:style-name="T131">The game will be a</text:span><text:span text:style-name="T16"> </text:span><text:span text:style-name="T19">Top Down Shooter</text:span><text:span text:style-name="T93"> in </text:span><text:span text:style-name="T16">2D pixel art</text:span><text:span text:style-name="T131"> </text:span><text:span text:style-name="T141">style</text:span><text:span text:style-name="T131">.</text:span></text:p>
      <text:p text:style-name="P11"/>
      <text:p text:style-name="P11"><text:tab/>The game will<text:span text:style-name="T121"> probably </text:span>be in <text:span text:style-name="T6">German</text:span> (just because the title rocks in German). <text:span text:style-name="T171">We’ll </text:span><text:span text:style-name="T183">eventually </text:span><text:span text:style-name="T171">have to find people able to speak German fluently enough to record them for voices.</text:span></text:p>
      <text:p text:style-name="P11"/>
      <text:p text:style-name="P15"><text:tab/><text:span text:style-name="T26">1 player versus CPU</text:span><text:span text:style-name="T101">.</text:span></text:p>
      <text:p text:style-name="P11"/>
      <text:p text:style-name="P15"><text:tab/><text:span text:style-name="T31">1 difficulty level</text:span><text:span text:style-name="T101">.</text:span></text:p>
      <text:p text:style-name="P24"/>
      <text:p text:style-name="P24"><text:tab/><text:span text:style-name="T131">One</text:span> game last<text:span text:style-name="T139">s</text:span> <text:span text:style-name="T121">up to</text:span> <text:span text:style-name="T9">1 minute</text:span> (or a bit more <text:span text:style-name="T121">with luck as player will become “blind” at some point</text:span>). <text:span text:style-name="T174">Well. As long as the alien can survive, the game isn’t over but considering that </text:span><text:span text:style-name="T184">after </text:span><text:span text:style-name="T174">about 1 minute, the screen is black, I don’t think the game will last very long...</text:span></text:p>
      <text:p text:style-name="P12"/>
      <text:p text:style-name="P12"><text:tab/><text:span text:style-name="T153">The only thing that will </text:span><text:span text:style-name="T154">eventually</text:span><text:span text:style-name="T153"> be recorded is </text:span><text:span text:style-name="T149">HOW LONG YOU SURVIVE</text:span><text:span text:style-name="T150">D</text:span><text:span text:style-name="T153">! (only the best </text:span><text:span text:style-name="T155">time</text:span><text:span text:style-name="T153">). </text:span><text:span text:style-name="T166">We’ll give the length of the game but </text:span><text:span text:style-name="T156">(</text:span><text:span text:style-name="T157">if it doesn’t break the record, then</text:span><text:span text:style-name="T156">)</text:span><text:span text:style-name="T166"> “</text:span><text:span text:style-name="T164">it’ll be lost for ever like tears in the rain!</text:span><text:span text:style-name="T166">”</text:span></text:p>
      <text:p text:style-name="P12"/>
      <text:p text:style-name="P12"><text:tab/><text:span text:style-name="T15">Nothing to gather</text:span><text:span text:style-name="T121">: no bonus, </text:span><text:span text:style-name="T171">no health, </text:span><text:span text:style-name="T121">no money, no points, </text:span><text:span text:style-name="T131">no weapon, no armor, </text:span><text:span text:style-name="T121">no nothing!</text:span></text:p>
      <text:p text:style-name="P12"/>
      <text:p text:style-name="P12"><text:tab/><text:span text:style-name="T9">“</text:span><text:span text:style-name="T43">C</text:span><text:span text:style-name="T25">ontact” with</text:span><text:span text:style-name="T17"> </text:span><text:span text:style-name="T43">enemies</text:span><text:span text:style-name="T17"> </text:span><text:span text:style-name="T25">deals </text:span><text:span text:style-name="T36">no</text:span><text:span text:style-name="T43"> </text:span><text:span text:style-name="T25">damage, </text:span><text:span text:style-name="T44">only </text:span><text:span text:style-name="T54">physical attacks/</text:span><text:span text:style-name="T44">projectiles/</text:span><text:span text:style-name="T48">weapons</text:span><text:span text:style-name="T44"> do.</text:span></text:p>
      <text:p text:style-name="P12"/>
      <text:p text:style-name="P12"><text:span text:style-name="T44"><text:tab/></text:span><text:span text:style-name="T64">The alien is invulnerable for the first 3 seconds!</text:span></text:p>
      <text:p text:style-name="P59">Aliens</text:p>
      <text:p text:style-name="P60"/>
      <text:p text:style-name="P32">Each alien will have a <text:span text:style-name="T184">female </text:span>German old fashioned name (only for fun)!</text:p>
      <text:p text:style-name="P25"/>
      <text:p text:style-name="P66"><text:span text:style-name="T95">The a</text:span><text:span text:style-name="T94">lien have</text:span><text:span text:style-name="T161"> 1000 hit points (HP)</text:span><text:span text:style-name="T94">.</text:span></text:p>
      <text:p text:style-name="P27"/>
      <text:p text:style-name="P27"><text:tab/><text:span text:style-name="T142">Each Alien has</text:span><text:span text:style-name="T4"> </text:span><text:span text:style-name="T10">1</text:span><text:span text:style-name="T9"> defensive </text:span><text:span text:style-name="T16">skill</text:span>:</text:p>
      <text:p text:style-name="P27"/>
      <text:p text:style-name="P27">- <text:span text:style-name="T9">Random teleportation</text:span></text:p>
      <text:p text:style-name="P27">- <text:span text:style-name="T9">Dash</text:span> <text:span text:style-name="T2">(</text:span><text:span text:style-name="T124">pass through </text:span><text:span text:style-name="T122">kids and attacks</text:span><text:span text:style-name="T2">)</text:span></text:p>
      <text:p text:style-name="P27">- <text:span text:style-name="T9">Repulsive “</text:span><text:span text:style-name="T11">explosions”</text:span></text:p>
      <text:p text:style-name="P27">- <text:span text:style-name="T9">Freezing </text:span><text:span text:style-name="T12">“</text:span><text:span text:style-name="T50">shock wave”</text:span></text:p>
      <text:p text:style-name="P27">- <text:span text:style-name="T14">Quick r</text:span><text:span text:style-name="T13">unner </text:span><text:span text:style-name="T80">(</text:span><text:span text:style-name="T83">permanent</text:span><text:span text:style-name="T80">)</text:span></text:p>
      <text:p text:style-name="P27">- <text:span text:style-name="T11">Force </text:span><text:span text:style-name="T50">f</text:span><text:span text:style-name="T11">ield</text:span><text:span text:style-name="T79"> </text:span><text:span text:style-name="T80">(repulsive effect </text:span><text:span text:style-name="T81">only on kids </text:span><text:span text:style-name="T79">–</text:span><text:span text:style-name="T81"> </text:span><text:span text:style-name="T82">not the attacks</text:span><text:span text:style-name="T80">)</text:span></text:p>
      <text:p text:style-name="P27">- <text:span text:style-name="T11">Time stop </text:span><text:span text:style-name="T80">(affects only the kids, </text:span><text:span text:style-name="T82">not the attacks</text:span><text:span text:style-name="T80"> – </text:span><text:span text:style-name="T82">long cool down</text:span><text:span text:style-name="T81">)</text:span></text:p>
      <text:p text:style-name="P27">- <text:span text:style-name="T14">Mirror images</text:span><text:span text:style-name="T77"> (</text:span><text:span text:style-name="T122">2</text:span><text:span text:style-name="T123"> to 4 mirror images</text:span><text:span text:style-name="T77"> start moving in random </text:span><text:span text:style-name="T121">opposite </text:span><text:span text:style-name="T77">straight line directions from the player attracting closest kids for </text:span><text:span text:style-name="T127">2</text:span><text:span text:style-name="T123"> to </text:span><text:span text:style-name="T122">1</text:span><text:span text:style-name="T123"> second</text:span><text:span text:style-name="T125">(</text:span><text:span text:style-name="T123">s</text:span><text:span text:style-name="T125">)</text:span><text:span text:style-name="T129"> – </text:span><text:span text:style-name="T122">less images means more time</text:span><text:span text:style-name="T77">)</text:span></text:p>
      <text:p text:style-name="P27">- <text:span text:style-name="T20">Dodger</text:span><text:span text:style-name="T135"> (hit box </text:span><text:span text:style-name="T172">size </text:span><text:span text:style-name="T135">reduced</text:span><text:span text:style-name="T80"> – </text:span><text:span text:style-name="T84">permanent</text:span><text:span text:style-name="T135">).</text:span></text:p>
      <text:p text:style-name="P27">- <text:span text:style-name="T20">Invisible</text:span><text:span text:style-name="T135"> (makes </text:span><text:span text:style-name="T126">enemies go away from where the player is</text:span><text:span text:style-name="T135"> when activating the skill for 2 or 3 seconds</text:span><text:span text:style-name="T80"> – </text:span><text:span text:style-name="T82">long cool down</text:span><text:span text:style-name="T135">).</text:span></text:p>
      <text:p text:style-name="P27">- <text:span text:style-name="T20">Shield</text:span><text:span text:style-name="T135"> (</text:span><text:span text:style-name="T128">invulnerable to attacks – any attack?</text:span><text:span text:style-name="T135">).</text:span></text:p>
      <text:p text:style-name="P27">- <text:span text:style-name="T20">Healthy</text:span><text:span text:style-name="T135"> (</text:span><text:span text:style-name="T172">20% </text:span><text:span text:style-name="T135">more hit points).</text:span></text:p>
      <text:p text:style-name="P27">- <text:span text:style-name="T21">Regeneration</text:span><text:span text:style-name="T136"> (permanent).</text:span></text:p>
      <text:p text:style-name="P27">- <text:span text:style-name="T22">Hand to hand </text:span><text:span text:style-name="T29">connoisseur</text:span><text:span text:style-name="T137"> (50% damage from short range but 200% damage from long range).</text:span></text:p>
      <text:p text:style-name="P27">- <text:span text:style-name="T22">Ranged </text:span><text:span text:style-name="T29">fighting connoisseur</text:span><text:span text:style-name="T137"> (50% damage from long range but 200% damage from short range).</text:span></text:p>
      <text:p text:style-name="P27">- <text:span text:style-name="T8">None!</text:span></text:p>
      <text:p text:style-name="P27"/>
      <text:p text:style-name="P27"><text:tab/><text:span text:style-name="T27">S</text:span><text:span text:style-name="T23">kill cool down is shown by the sprite outline color</text:span><text:span text:style-name="T110"> </text:span><text:span text:style-name="T108">(red means not ready)</text:span><text:span text:style-name="T138">.</text:span></text:p>
      <text:p text:style-name="P27"/>
      <text:p text:style-name="P27"><text:tab/><text:span text:style-name="T52">No HP shown on screen</text:span><text:span text:style-name="T182">.</text:span></text:p>
      <text:p text:style-name="P27"/>
      <text:p text:style-name="P18"><text:tab/>Each <text:span text:style-name="T9">“</text:span><text:span text:style-name="T27">skill</text:span><text:span text:style-name="T9">” has </text:span><text:span text:style-name="T42">its own</text:span><text:span text:style-name="T9"> cool down</text:span> (<text:span text:style-name="T121">duration</text:span> depending on the <text:span text:style-name="T131">skill</text:span>).</text:p>
      <text:p text:style-name="P18"/>
      <text:p text:style-name="P18"><text:tab/><text:span text:style-name="T51">Alien becomes invincible</text:span><text:span text:style-name="T7"> for 1 second after getting hit</text:span><text:span text:style-name="T179">.</text:span></text:p>
      <text:p text:style-name="P5">Enemies</text:p>
      <text:p text:style-name="P3"/>
      <text:p text:style-name="P34"><text:tab/><text:span text:style-name="T132">Here’s the list:</text:span></text:p>
      <text:p text:style-name="P34"/>
      <text:p text:style-name="P34">- <text:span text:style-name="T17">Throwing </text:span><text:span text:style-name="T23">B</text:span><text:span text:style-name="T17">ooger </text:span><text:span text:style-name="T23">K</text:span><text:span text:style-name="T17">ids</text:span><text:span text:style-name="T132"> (</text:span><text:span text:style-name="T161">slow </text:span><text:span text:style-name="T132">medium ranged explosives </text:span><text:span text:style-name="T138">with small effect area</text:span><text:span text:style-name="T132">):</text:span></text:p>
      <text:p text:style-name="P34"><text:tab/><text:span text:style-name="T161">Alien loses </text:span><text:span text:style-name="T55">1</text:span><text:span text:style-name="T29">00 </text:span><text:span text:style-name="T40">HP</text:span><text:span text:style-name="T161"> when hit.</text:span></text:p>
      <text:p text:style-name="P34"/>
      <text:p text:style-name="P34">- <text:span text:style-name="T17">Spitting </text:span><text:span text:style-name="T23">K</text:span><text:span text:style-name="T17">ids</text:span><text:span text:style-name="T132"> (</text:span><text:span text:style-name="T161">quick s</text:span><text:span text:style-name="T158">hort </text:span><text:span text:style-name="T132">ranged shooting).</text:span></text:p>
      <text:p text:style-name="P37"><text:tab/><text:span text:style-name="T161">Alien loses </text:span><text:span text:style-name="T55">5</text:span><text:span text:style-name="T48">0</text:span><text:span text:style-name="T29"> </text:span><text:span text:style-name="T40">HP</text:span><text:span text:style-name="T161"> when hit.</text:span></text:p>
      <text:p text:style-name="P37"/>
      <text:p text:style-name="P34">- <text:span text:style-name="T17">Kids </text:span><text:span text:style-name="T23">W</text:span><text:span text:style-name="T17">ith </text:span><text:span text:style-name="T23">S</text:span><text:span text:style-name="T17">ticks</text:span><text:span text:style-name="T132"> (</text:span><text:span text:style-name="T161">very quick </text:span><text:span text:style-name="T146">hand to hand</text:span><text:span text:style-name="T132"> attack).</text:span></text:p>
      <text:p text:style-name="P37"><text:tab/><text:span text:style-name="T161">Alien loses </text:span><text:span text:style-name="T55">25</text:span><text:span text:style-name="T29"> </text:span><text:span text:style-name="T40">HP</text:span><text:span text:style-name="T161"> when hit.</text:span></text:p>
      <text:p text:style-name="P37"/>
      <text:p text:style-name="P38">- <text:span text:style-name="T50">Crying </text:span><text:span text:style-name="T24">Kids</text:span><text:span text:style-name="T140"> </text:span><text:span text:style-name="T175">run randomly then stop to cry</text:span><text:span text:style-name="T140">. </text:span><text:span text:style-name="T175">If the alien is close enough, kick him. </text:span><text:span text:style-name="T179">Resume routine.</text:span></text:p>
      <text:p text:style-name="P38"><text:tab/><text:span text:style-name="T161">Alien loses </text:span><text:span text:style-name="T55">75</text:span><text:span text:style-name="T29"> </text:span><text:span text:style-name="T40">HP</text:span><text:span text:style-name="T161"> </text:span><text:span text:style-name="T179">when hit</text:span><text:span text:style-name="T162">.</text:span></text:p>
      <text:p text:style-name="P37"/>
      <text:p text:style-name="P34">- <text:span text:style-name="T23">Vomiting </text:span><text:span text:style-name="T24">K</text:span><text:span text:style-name="T23">ids</text:span><text:span text:style-name="T138"> (</text:span><text:span text:style-name="T161">slow </text:span><text:span text:style-name="T138">long range attacks with large effect area). </text:span><text:span text:style-name="T179">Wandering, then vomiting somewhere there space for the puddle, then resuming… The vomit puddle generate an area that everybody’s running away from.</text:span></text:p>
      <text:p text:style-name="P38"><text:tab/><text:span text:style-name="T161">Alien loses </text:span><text:span text:style-name="T29">5</text:span><text:span text:style-name="T48">0</text:span><text:span text:style-name="T29"> </text:span><text:span text:style-name="T40">HP per second</text:span><text:span text:style-name="T161"> when walking in the vomit puddle until exiting it. </text:span><text:span text:style-name="T162">He also takes decreasing damages</text:span><text:span text:style-name="T179"> </text:span><text:span text:style-name="T162">for up to 2 seconds </text:span><text:span text:style-name="T179">(</text:span><text:span text:style-name="T51">25HP </text:span><text:span text:style-name="T55">the first second</text:span><text:span text:style-name="T51">, then 10HP</text:span><text:span text:style-name="T179">) </text:span><text:span text:style-name="T162">after exiting the area.</text:span></text:p>
      <text:p text:style-name="P34"/>
      <text:p text:style-name="P34">- <text:span text:style-name="T18">T</text:span><text:span text:style-name="T55">he t</text:span><text:span text:style-name="T9">eacher </text:span><text:span text:style-name="T117">walk</text:span><text:span text:style-name="T78">ing randomly.</text:span> <text:span text:style-name="T186">When </text:span><text:span text:style-name="T133">close </text:span><text:span text:style-name="T186">enough </text:span><text:span text:style-name="T133">to the alien </text:span><text:span text:style-name="T186">and kids involved in the fight,</text:span><text:span text:style-name="T133"> </text:span><text:span text:style-name="T186">starts running to </text:span>try to stop the mess <text:span text:style-name="T133">(</text:span><text:span text:style-name="T179">she</text:span><text:span text:style-name="T134"> </text:span><text:span text:style-name="T179">is an</text:span><text:span text:style-name="T134"> </text:span><text:span text:style-name="T133">obstacle: run</text:span><text:span text:style-name="T134">ning</text:span><text:span text:style-name="T133"> then stop</text:span><text:span text:style-name="T134">ping,</text:span><text:span text:style-name="T133"> trying to calm things down </text:span><text:span text:style-name="T169">staying between kid</text:span><text:span text:style-name="T179">s</text:span><text:span text:style-name="T169"> and alien </text:span><text:span text:style-name="T133">then </text:span><text:span text:style-name="T167">going away and </text:span><text:span text:style-name="T169">finally </text:span><text:span text:style-name="T133">resum</text:span><text:span text:style-name="T169">ing</text:span><text:span text:style-name="T133">… </text:span><text:span text:style-name="T151">I don’t know if she should give up and go away for a while if a never ending fight happens</text:span><text:span text:style-name="T133">).</text:span></text:p>
      <text:p text:style-name="P34"/>
      <text:p text:style-name="P34"><text:tab/><text:span text:style-name="T41">Kids with sticks</text:span><text:span text:style-name="T163"> and </text:span><text:span text:style-name="T41">Spitting Kids</text:span><text:span text:style-name="T163"> represent </text:span><text:span text:style-name="T41">50% of the enemies</text:span><text:span text:style-name="T118"> </text:span><text:span text:style-name="T117">(and kids with sticks are </text:span><text:span text:style-name="T119">66</text:span><text:span text:style-name="T117">% of that proportion)</text:span><text:span text:style-name="T163">.</text:span></text:p>
      <text:p text:style-name="P62">Technically</text:p>
      <text:p text:style-name="P61"/>
      <text:p text:style-name="P63"><text:tab/><text:span text:style-name="T65">Animations at </text:span><text:span text:style-name="T66">3</text:span><text:span text:style-name="T65">s</text:span><text:span text:style-name="T176"> </text:span><text:span text:style-name="T177">(</text:span><text:span text:style-name="T178">just like Domestique Baston</text:span><text:span text:style-name="T177">).</text:span></text:p>
      <text:p text:style-name="P29"/>
      <text:p text:style-name="P19"><text:tab/><text:span text:style-name="T130">There are </text:span><text:span text:style-name="T46">two options for building game map(s)</text:span><text:span text:style-name="T130">:</text:span></text:p>
      <text:p text:style-name="P19"><text:tab/>- <text:span text:style-name="T37">A whole hand painted </text:span><text:span text:style-name="T38">(</text:span><text:span text:style-name="T37">and animated</text:span><text:span text:style-name="T38">)</text:span><text:span text:style-name="T37"> map</text:span><text:span text:style-name="T165">.</text:span></text:p>
      <text:p text:style-name="P30"/>
      <text:p text:style-name="P29"><text:tab/><text:span text:style-name="T147">Every game </text:span><text:span text:style-name="T148">starts from a random point in the area</text:span><text:span text:style-name="T147">. Spawning points could possibly be established before hand.</text:span></text:p>
      <text:p text:style-name="P29"/>
      <text:p text:style-name="P29"><text:tab/><text:span text:style-name="T30">Camera bug </text:span><text:span text:style-name="T45">effects</text:span><text:span text:style-name="T30"> </text:span><text:span text:style-name="T55">constantly evolve</text:span><text:span text:style-name="T143"> </text:span><text:span text:style-name="T187">and</text:span><text:span text:style-name="T143"> </text:span><text:span text:style-name="T30">the last effect (screen shutdown) always happen</text:span><text:span text:style-name="T59">s</text:span><text:span text:style-name="T30"> just after 1 minute </text:span><text:span text:style-name="T55">or a bit more..</text:span><text:span text:style-name="T30">.</text:span></text:p>
      <text:p text:style-name="P26"/>
      <text:p text:style-name="P23"><text:tab/><text:span text:style-name="T25">A</text:span><text:span text:style-name="T9">lien</text:span> <text:span text:style-name="T146">and </text:span><text:span text:style-name="T34">Enemies</text:span><text:span text:style-name="T146"> </text:span><text:span text:style-name="T160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92">.</text:span></text:p>
      <text:p text:style-name="P51"/>
      <text:p text:style-name="P14"><text:span text:style-name="T92"><text:tab/></text:span><text:span text:style-name="T105">A</text:span><text:span text:style-name="T85">lien animations (</text:span><text:span text:style-name="T35">left</text:span><text:span text:style-name="T85"> and </text:span><text:span text:style-name="T35">right</text:span><text:span text:style-name="T85"> are </text:span><text:span text:style-name="T35">flopped animations</text:span><text:span text:style-name="T85">, </text:span><text:span text:style-name="T35">up/left</text:span><text:span text:style-name="T85"> and </text:span><text:span text:style-name="T35">up/right</text:span><text:span text:style-name="T85"> are </text:span><text:span text:style-name="T35">flopped animations</text:span><text:span text:style-name="T85"> and </text:span><text:span text:style-name="T35">down/left</text:span><text:span text:style-name="T85"> and </text:span><text:span text:style-name="T35">down/right</text:span><text:span text:style-name="T85"> are also </text:span><text:span text:style-name="T35">flopped animations</text:span><text:span text:style-name="T85">):</text:span></text:p>
      <text:p text:style-name="P13"><text:span text:style-name="T32"><text:tab/>8</text:span><text:span text:style-name="T31"> Move </text:span><text:span text:style-name="T50">(run) </text:span><text:span text:style-name="T31">direction</text:span><text:span text:style-name="T27">s</text:span></text:p>
      <text:p text:style-name="P13"><text:span text:style-name="T32"><text:tab/>8</text:span><text:span text:style-name="T180"> </text:span><text:span text:style-name="T31">Idle direction</text:span><text:span text:style-name="T27">s</text:span></text:p>
      <text:p text:style-name="P13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3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52"/>
      <text:p text:style-name="P14"><text:span text:style-name="T100"><text:tab/></text:span><text:span text:style-name="T89">Enemies </text:span><text:span text:style-name="T91">(kids) </text:span><text:span text:style-name="T89">animations </text:span><text:span text:style-name="T85">(</text:span><text:span text:style-name="T35">left</text:span><text:span text:style-name="T85"> and </text:span><text:span text:style-name="T35">right</text:span><text:span text:style-name="T85"> are </text:span><text:span text:style-name="T35">flopped animations</text:span><text:span text:style-name="T85">, </text:span><text:span text:style-name="T35">up/left</text:span><text:span text:style-name="T85"> and </text:span><text:span text:style-name="T35">up/right</text:span><text:span text:style-name="T85"> are </text:span><text:span text:style-name="T35">flopped animations</text:span><text:span text:style-name="T85"> and </text:span><text:span text:style-name="T35">down/left</text:span><text:span text:style-name="T85"> and </text:span><text:span text:style-name="T35">down/right</text:span><text:span text:style-name="T85"> are also </text:span><text:span text:style-name="T35">flopped animations</text:span><text:span text:style-name="T85">):</text:span></text:p>
      <text:p text:style-name="P21"><text:span text:style-name="T99"><text:tab/></text:span><text:span text:style-name="T27">8 move </text:span><text:span text:style-name="T58">(run – vomiting and crying kids are walking) </text:span><text:span text:style-name="T27">directions</text:span></text:p>
      <text:p text:style-name="P65"><text:tab/>8 attack directions</text:p>
      <text:p text:style-name="P65"><text:tab/>8 Idle directions</text:p>
      <text:p text:style-name="P64"><text:span text:style-name="T5"><text:tab/>8 </text:span><text:span text:style-name="T68">waving</text:span><text:span text:style-name="T5"> directions </text:span><text:span text:style-name="T96">(when two kids face each other, they </text:span><text:span text:style-name="T97">forget about the alien and </text:span><text:span text:style-name="T96">stop </text:span><text:span text:style-name="T97">running</text:span><text:span text:style-name="T96"> then wave at each other </text:span><text:span text:style-name="T97">for a couple of seconds </text:span><text:span text:style-name="T96">then resume moving)</text:span><text:span text:style-name="T68"> – </text:span><text:span text:style-name="T69">only </text:span><text:span text:style-name="T70">throwing booger </text:span><text:span text:style-name="T71">kids</text:span><text:span text:style-name="T70">, spitting </text:span><text:span text:style-name="T71">kids </text:span><text:span text:style-name="T70">and </text:span><text:span text:style-name="T69">kids </text:span><text:span text:style-name="T70">with sticks</text:span><text:span text:style-name="T72">.</text:span></text:p>
      <text:p text:style-name="P22"/>
      <text:p text:style-name="P23"><text:span text:style-name="T109"><text:tab/></text:span><text:span text:style-name="T90">Teacher </text:span><text:span text:style-name="T89">animations </text:span><text:span text:style-name="T85">(</text:span><text:span text:style-name="T35">left</text:span><text:span text:style-name="T85"> and </text:span><text:span text:style-name="T35">right</text:span><text:span text:style-name="T85"> are </text:span><text:span text:style-name="T35">flopped animations</text:span><text:span text:style-name="T85">, </text:span><text:span text:style-name="T35">up/left</text:span><text:span text:style-name="T85"> and </text:span><text:span text:style-name="T35">up/right</text:span><text:span text:style-name="T85"> are </text:span><text:span text:style-name="T35">flopped animations</text:span><text:span text:style-name="T85"> and </text:span><text:span text:style-name="T35">down/left</text:span><text:span text:style-name="T85"> and </text:span><text:span text:style-name="T35">down/right</text:span><text:span text:style-name="T85"> are also </text:span><text:span text:style-name="T35">flopped animations</text:span><text:span text:style-name="T85">):</text:span></text:p>
      <text:p text:style-name="P20"><text:span text:style-name="T115"><text:tab/></text:span><text:span text:style-name="T27">8 </text:span><text:span text:style-name="T56">run</text:span><text:span text:style-name="T27"> directions</text:span></text:p>
      <text:p text:style-name="P20"><text:span text:style-name="T27"><text:tab/></text:span><text:span text:style-name="T56">8 walk directions</text:span></text:p>
      <text:p text:style-name="P53"><text:tab/><text:span text:style-name="T27">8 “</text:span><text:span text:style-name="T56">stop fighting”</text:span><text:span text:style-name="T27"> directions</text:span></text:p>
      <text:p text:style-name="P53"/>
      <text:p text:style-name="P16"><text:soft-page-break/><text:span text:style-name="T101"><text:tab/></text:span><text:span text:style-name="T86">Enem</text:span><text:span text:style-name="T91">y</text:span><text:span text:style-name="T86"> behavior</text:span><text:span text:style-name="T91">s</text:span><text:span text:style-name="T86">:</text:span></text:p>
      <text:p text:style-name="P54"/>
      <text:p text:style-name="P31"><text:span text:style-name="T78"><text:tab/>Followers </text:span><text:span text:style-name="T103">and stoppers and followers, etc.:</text:span></text:p>
      <text:p text:style-name="P35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36"><text:span text:style-name="T17"><text:tab/><text:tab/>Spitting </text:span><text:span text:style-name="T23">K</text:span><text:span text:style-name="T17">ids</text:span></text:p>
      <text:p text:style-name="P36"><text:span text:style-name="T17"><text:tab/></text:span><text:span text:style-name="T102">Followers:</text:span></text:p>
      <text:p text:style-name="P35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35"><text:span text:style-name="T24"><text:tab/></text:span><text:span text:style-name="T120">Somewhat r</text:span><text:span text:style-name="T114">andom</text:span><text:span text:style-name="T102">:</text:span></text:p>
      <text:p text:style-name="P35"><text:span text:style-name="T102"><text:tab/><text:tab/></text:span><text:span text:style-name="T23">Vomiting </text:span><text:span text:style-name="T24">K</text:span><text:span text:style-name="T23">ids</text:span></text:p>
      <text:p text:style-name="P35"><text:span text:style-name="T23"><text:tab/><text:tab/></text:span><text:span text:style-name="T53">Crying Kids</text:span></text:p>
      <text:p text:style-name="P35"><text:span text:style-name="T23"><text:tab/></text:span><text:span text:style-name="T102"><text:tab/></text:span><text:span text:style-name="T18">T</text:span><text:span text:style-name="T9">eacher</text:span></text:p>
      <text:p text:style-name="P67"/>
      <text:p text:style-name="P44"><text:tab/><text:span text:style-name="T39">At the beginning of a game, several kids are already in the place playing Idle </text:span><text:span text:style-name="T56">(or waving </text:span><text:span text:style-name="T61">if applying</text:span><text:span text:style-name="T56">) </text:span><text:span text:style-name="T61">or running</text:span><text:span text:style-name="T39"> animation. </text:span><text:span text:style-name="T57">No teacher</text:span><text:span text:style-name="T185">.</text:span></text:p>
      <text:p text:style-name="P44"/>
      <text:p text:style-name="P45"><text:span text:style-name="T144"><text:tab/></text:span><text:span text:style-name="T33">Enemies detection colliders will have a somewhat random size</text:span><text:span text:style-name="T168">.</text:span></text:p>
      <text:p text:style-name="P48"/>
      <text:p text:style-name="P45"><text:span text:style-name="T168"><text:tab/></text:span><text:span text:style-name="T45">After a kid </text:span><text:span text:style-name="T57">hits (physical/weapon attack)</text:span><text:span text:style-name="T45"> </text:span><text:span text:style-name="T57">the</text:span><text:span text:style-name="T45"> alien, he tends to go away for </text:span><text:span text:style-name="T53">2</text:span><text:span text:style-name="T49"> to </text:span><text:span text:style-name="T57">3</text:span><text:span text:style-name="T49"> seconds</text:span><text:span text:style-name="T167">.</text:span></text:p>
      <text:p text:style-name="P45"/>
      <text:p text:style-name="P45"><text:tab/><text:span text:style-name="T45">Kids </text:span><text:span text:style-name="T60">and teacher </text:span><text:span text:style-name="T45">spawn from </text:span><text:span text:style-name="T53">outside of the screen</text:span><text:span text:style-name="T188">.</text:span></text:p>
      <text:p text:style-name="P45"/>
      <text:p text:style-name="P45"><text:tab/><text:span text:style-name="T47">Kids are slower than </text:span><text:span text:style-name="T57">the </text:span><text:span text:style-name="T47">alien</text:span><text:span text:style-name="T170"> and </text:span><text:span text:style-name="T185">the </text:span><text:span text:style-name="T47">teacher </text:span><text:span text:style-name="T57">is</text:span><text:span text:style-name="T47"> faster than </text:span><text:span text:style-name="T57">the </text:span><text:span text:style-name="T47">alien</text:span><text:span text:style-name="T170">.</text:span></text:p>
      <text:p text:style-name="P45"/>
      <text:p text:style-name="P47"><text:tab/><text:span text:style-name="T189">Just in case it wasn’t obvious, </text:span><text:span text:style-name="T60">spit</text:span><text:span text:style-name="T62">s</text:span><text:span text:style-name="T60">, vomit </text:span><text:span text:style-name="T62">puddles </text:span><text:span text:style-name="T60">and boogers don’t affect kids </text:span><text:span text:style-name="T62">and teacher</text:span><text:span text:style-name="T60">!</text:span></text:p>
      <text:p text:style-name="P47"/>
      <text:p text:style-name="P47"><text:span text:style-name="T152"><text:tab/></text:span><text:span text:style-name="T62">K</text:span><text:span text:style-name="T60">ids </text:span><text:span text:style-name="T62">and teacher avoid</text:span><text:span text:style-name="T60"> vomit puddles.</text:span></text:p>
      <text:p text:style-name="P57"/>
      <text:p text:style-name="P58"><text:tab/><text:span text:style-name="T67">Kids have </text:span><text:span text:style-name="T73">3 </text:span><text:span text:style-name="T67">colliders</text:span><text:span text:style-name="T73"> (2 for non waving kids)</text:span><text:span text:style-name="T67">:</text:span></text:p>
      <text:p text:style-name="P46"><text:span text:style-name="T189"><text:tab/><text:tab/></text:span><text:span text:style-name="T60">1 obstacle collider</text:span><text:span text:style-name="T189"> (for background, vomit, kids, the teacher and the alien).</text:span></text:p>
      <text:p text:style-name="P46"><text:tab/><text:tab/><text:span text:style-name="T60">1 alien detection collider</text:span><text:span text:style-name="T189">.</text:span></text:p>
      <text:p text:style-name="P46"><text:tab/><text:tab/><text:span text:style-name="T60">1 waving collider </text:span><text:span text:style-name="T189">(for kids having a waving animation, of course).</text:span></text:p>
      <text:p text:style-name="P71"><text:tab/><text:tab/><text:span text:style-name="T75">Vomiting kids </text:span><text:span text:style-name="T198">could use a </text:span><text:span text:style-name="T75">special collider</text:span><text:span text:style-name="T198"> to </text:span><text:span text:style-name="T75">never unleash a vomit puddle that intersects with the background.</text:span></text:p>
      <text:p text:style-name="P71"><text:span text:style-name="T75"><text:tab/><text:tab/>Crying kids </text:span><text:span text:style-name="T200">could use a</text:span><text:span text:style-name="T75"> special collider to detect if they are close enough to the alien to start kicking him.</text:span></text:p>
      <text:p text:style-name="P46"><text:soft-page-break/></text:p>
      <text:p text:style-name="P46"><text:tab/><text:span text:style-name="T62">The teacher has 2 colliders:</text:span></text:p>
      <text:p text:style-name="P47"><text:tab/><text:tab/><text:span text:style-name="T60">1 obstacle collider</text:span><text:span text:style-name="T189"> (for background, vomit, kids and the alien).</text:span></text:p>
      <text:p text:style-name="P47"><text:span text:style-name="T189"><text:tab/><text:tab/></text:span><text:span text:style-name="T60">1 </text:span><text:span text:style-name="T63">fight (!)</text:span><text:span text:style-name="T60"> detection collider</text:span><text:span text:style-name="T189">.</text:span></text:p>
      <text:p text:style-name="P47"/>
      <text:p text:style-name="P47"><text:tab/><text:span text:style-name="T62">The alien has 2 colliders:</text:span></text:p>
      <text:p text:style-name="P47"><text:tab/><text:tab/><text:span text:style-name="T62">1 obstacle collider</text:span><text:span text:style-name="T60"> </text:span><text:span text:style-name="T189">(for background, kids </text:span><text:span text:style-name="T190">and</text:span><text:span text:style-name="T189"> the teacher).</text:span></text:p>
      <text:p text:style-name="P47"><text:tab/><text:tab/><text:span text:style-name="T62">1 “get hit” collider</text:span><text:span text:style-name="T190">.</text:span></text:p>
      <text:p text:style-name="P47"><text:tab/><text:tab/><text:tab/><text:tab/></text:p>
      <text:p text:style-name="P50">I very probably forgot some...</text:p>
      <text:p text:style-name="P4">Options</text:p>
      <text:p text:style-name="P33"/>
      <text:p text:style-name="P42"><text:tab/><text:span text:style-name="T159">Adding 1</text:span><text:span text:style-name="T111"> </text:span><text:span text:style-name="T106">more </text:span><text:span text:style-name="T111">difficulty mode </text:span><text:span text:style-name="T104">to the normal one</text:span><text:span text:style-name="T111">: </text:span><text:span text:style-name="T87">Super Hyper Mega </text:span><text:span text:style-name="T88">Hardcore</text:span><text:span text:style-name="T111"> (more enemies moving and attacking quickly, nerfed alien skills, slower alien, </text:span><text:span text:style-name="T107">enemies dealing more damages</text:span><text:span text:style-name="T111">).</text:span></text:p>
      <text:p text:style-name="P41"><text:span text:style-name="T111"><text:tab/></text:span><text:span text:style-name="T112">Up to 4 </text:span><text:span text:style-name="T113">alien</text:span><text:span text:style-name="T105">s</text:span><text:span text:style-name="T112"> simultaneously </text:span><text:span text:style-name="T116">(bigger map)</text:span><text:span text:style-name="T112">.</text:span></text:p>
      <text:p text:style-name="P43"><text:span text:style-name="T78"><text:tab/></text:span><text:span text:style-name="T104">O</text:span><text:span text:style-name="T78">nline mode.</text:span></text:p>
      <text:p text:style-name="P43"><text:span text:style-name="T92"><text:tab/></text:span><text:span text:style-name="T131">Adding new alien</text:span><text:span text:style-name="T174">s</text:span><text:span text:style-name="T131"> </text:span><text:span text:style-name="T159">(</text:span><text:span text:style-name="T142">with new skills</text:span><text:span text:style-name="T159">)</text:span><text:span text:style-name="T142"> </text:span><text:span text:style-name="T131">would be great.</text:span></text:p>
      <text:p text:style-name="P40"><text:tab/><text:span text:style-name="T131">Adding new </text:span>enemies<text:span text:style-name="T131"> </text:span><text:span text:style-name="T159">(with new behaviors) </text:span><text:span text:style-name="T131">would be great </text:span>too<text:span text:style-name="T131">.</text:span></text:p>
      <text:p text:style-name="P40"><text:tab/><text:span text:style-name="T181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5"><text:span text:style-name="T192">Assets from Animallogic: </text:span><text:a xlink:type="simple" xlink:href="https://animallogic.com/alab/" text:style-name="Internet_20_link" text:visited-style-name="Visited_20_Internet_20_Link"><text:span text:style-name="T191">http://animallogic.com/alab/</text:span></text:a></text:p>
      <text:p text:style-name="P55"><text:span text:style-name="T192">Monsterama from Iconian Fonts: </text:span><text:a xlink:type="simple" xlink:href="http://www.iconian.com/" text:style-name="Internet_20_link" text:visited-style-name="Visited_20_Internet_20_Link"><text:span text:style-name="T191">http://www.iconian.com/</text:span></text:a></text:p>
      <text:p text:style-name="P55"><text:span text:style-name="T192">Sound</text:span><text:span text:style-name="T193">s</text:span><text:span text:style-name="T192"> from Mixkit.co: </text:span><text:a xlink:type="simple" xlink:href="http://mixkit.co/" text:style-name="Internet_20_link" text:visited-style-name="Visited_20_Internet_20_Link"><text:span text:style-name="T191">http://mixkit.co/</text:span></text:a></text:p>
      <text:p text:style-name="P69"><text:span text:style-name="T197">/?\ Sounds from Quicksounds.com: </text:span><text:a xlink:type="simple" xlink:href="http://www.quicksounds.com/" text:style-name="Internet_20_link" text:visited-style-name="Visited_20_Internet_20_Link"><text:span text:style-name="T197">http://www.quicksounds.com</text:span></text:a></text:p>
      <text:p text:style-name="P56"><text:span text:style-name="T192">Video shaders </text:span><text:span text:style-name="T194">(</text:span><text:span text:style-name="T192">portage</text:span><text:span text:style-name="T194">s)</text:span><text:span text:style-name="T192"> by Ahopness: </text:span><text:a xlink:type="simple" xlink:href="http://twitter.com/ahopness/" text:style-name="Internet_20_link" text:visited-style-name="Visited_20_Internet_20_Link"><text:span text:style-name="T191">http://twitter.com/ahopness/</text:span></text:a></text:p>
      <text:p text:style-name="P68"><text:span text:style-name="T98">Video shader by Arlez80: </text:span><text:a xlink:type="simple" xlink:href="http://godotshaders.com/author/arlez80/" text:style-name="Internet_20_link" text:visited-style-name="Visited_20_Internet_20_Link"><text:span text:style-name="T196">http://godotshaders.com/author/arlez80/</text:span></text:a></text:p>
      <text:p text:style-name="P70"/>
      <text:p text:style-name="P49">Did we forget something/<text:span text:style-name="T195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0T14:20:36.623000000</dc:date>
    <meta:editing-duration>PT5H47M</meta:editing-duration>
    <meta:editing-cycles>69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19" meta:word-count="1287" meta:character-count="7765" meta:non-whitespace-character-count="6490"/>
  </office:meta>
</office:document-meta>
</file>